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off.Back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off.setMax(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off.setJitter( double ji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ckoff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off.setFactor( int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off.get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off.dur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ckoff.setMin( long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